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Menlo, Monaco, Consolas, quot"/>
    <style:font-face style:name="inherit" svg:font-family="inherit"/>
    <style:font-face style:name="quot" svg:font-family="quo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2229in" table:align="left"/>
    </style:style>
    <style:style style:name="Table1.A" style:family="table-column">
      <style:table-column-properties style:column-width="0.9576in"/>
    </style:style>
    <style:style style:name="Table1.B" style:family="table-column">
      <style:table-column-properties style:column-width="4.2653in"/>
    </style:style>
    <style:style style:name="Table1.A1" style:family="table-cell">
      <style:table-cell-properties fo:padding="0in" fo:border="none"/>
    </style:style>
    <style:style style:name="Table1.B1" style:family="table-cell">
      <style:table-cell-properties fo:background-color="transparent" fo:padding="0in" fo:border="none">
        <style:background-image/>
      </style:table-cell-properties>
    </style:style>
    <style:style style:name="P1" style:family="paragraph" style:parent-style-name="Text_20_body">
      <style:text-properties fo:color="#404040" style:font-name="quot"/>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color="#404040" style:font-name="quot"/>
    </style:style>
    <style:style style:name="P4" style:family="paragraph" style:parent-style-name="List_20_Heading">
      <loext:graphic-properties draw:fill="solid" draw:fill-color="#e7f2fa" draw:opacity="100%"/>
      <style:paragraph-properties fo:margin-left="0in" fo:margin-right="0in" fo:margin-top="0in" fo:margin-bottom="0.0626in" loext:contextual-spacing="false" fo:line-height="100%" fo:text-indent="0in" style:auto-text-indent="false" fo:background-color="#e7f2fa" fo:padding="0in" fo:border="none"/>
    </style:style>
    <style:style style:name="P5" style:family="paragraph" style:parent-style-name="List_20_Heading">
      <loext:graphic-properties draw:fill="solid" draw:fill-color="#f0f0f0" draw:opacity="100%"/>
      <style:paragraph-properties fo:margin-left="0in" fo:margin-right="0in" fo:margin-top="0in" fo:margin-bottom="0.0626in" loext:contextual-spacing="false" fo:line-height="100%" fo:text-indent="0in" style:auto-text-indent="false" fo:background-color="#f0f0f0" fo:padding="0in" fo:border="none"/>
    </style:style>
    <style:style style:name="P6"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color="#a52a2a"/>
    </style:style>
    <style:style style:name="P7" style:family="paragraph" style:parent-style-name="Preformatted_20_Text">
      <style:paragraph-properties fo:margin-left="0in" fo:margin-right="0in" fo:margin-top="0in" fo:margin-bottom="0in" loext:contextual-spacing="false" fo:text-indent="0in" style:auto-text-indent="false"/>
      <style:text-properties fo:color="#a52a2a" style:font-name="SFMono-Regular" fo:background-color="#eeffcc" loext:padding="0in" loext:border="none"/>
    </style:style>
    <style:style style:name="P8" style:family="paragraph" style:parent-style-name="Preformatted_20_Text">
      <style:paragraph-properties fo:margin-left="0in" fo:margin-right="0in" fo:margin-top="0in" fo:margin-bottom="0in" loext:contextual-spacing="false" fo:text-indent="0in" style:auto-text-indent="false"/>
      <style:text-properties fo:color="#a52a2a" fo:background-color="#eeffcc" loext:padding="0in" loext:border="none"/>
    </style:style>
    <style:style style:name="P9" style:family="paragraph" style:parent-style-name="Table_20_Contents">
      <style:paragraph-properties fo:margin-left="0in" fo:margin-right="0in" fo:text-indent="0in" style:auto-text-indent="false"/>
      <style:text-properties fo:font-size="2pt" style:font-size-asian="2pt" style:font-size-complex="2pt"/>
    </style:style>
    <style:style style:name="P10" style:family="paragraph" style:parent-style-name="List_20_Heading">
      <loext:graphic-properties draw:fill="solid" draw:fill-color="#f0f0f0" draw:opacity="100%"/>
      <style:paragraph-properties fo:margin-left="0.6437in" fo:margin-right="0in" fo:margin-top="0in" fo:margin-bottom="0.0626in" loext:contextual-spacing="false" fo:line-height="100%" fo:text-indent="0in" style:auto-text-indent="false" fo:background-color="#f0f0f0" fo:padding="0in" fo:border="none"/>
    </style:style>
    <style:style style:name="P11" style:family="paragraph" style:parent-style-name="List_20_Heading">
      <loext:graphic-properties draw:fill="solid" draw:fill-color="#f0f0f0" draw:opacity="100%"/>
      <style:paragraph-properties fo:margin-left="0.6437in" fo:margin-right="0in" fo:margin-top="0in" fo:margin-bottom="0.0626in" loext:contextual-spacing="false" style:line-height-at-least="0.25in" fo:text-indent="0in" style:auto-text-indent="false" fo:background-color="#f0f0f0" fo:padding="0in" fo:border="none"/>
    </style:style>
    <style:style style:name="P12" style:family="paragraph" style:parent-style-name="List_20_Heading">
      <loext:graphic-properties draw:fill="solid" draw:fill-color="#f0f0f0" draw:opacity="100%"/>
      <style:paragraph-properties fo:margin-left="0.6437in" fo:margin-right="0in" fo:margin-top="0in" fo:margin-bottom="0.0626in" loext:contextual-spacing="false" style:line-height-at-least="0.25in" fo:text-indent="0in" style:auto-text-indent="false" fo:background-color="#f0f0f0" fo:padding="0in" fo:border="none"/>
      <style:text-properties fo:color="#a52a2a" style:font-name="quot"/>
    </style:style>
    <style:style style:name="P13" style:family="paragraph" style:parent-style-name="List_20_Contents">
      <style:paragraph-properties fo:margin-left="0.6437in" fo:margin-right="0in" fo:margin-top="0in" fo:margin-bottom="0.1252in" loext:contextual-spacing="false" style:line-height-at-least="0.25in" fo:text-indent="0in" style:auto-text-indent="false"/>
    </style:style>
    <style:style style:name="P14" style:family="paragraph" style:parent-style-name="List_20_Contents">
      <style:paragraph-properties fo:margin-left="0.6437in" fo:margin-right="0in" fo:margin-top="0in" fo:margin-bottom="0.1252in" loext:contextual-spacing="false" style:line-height-at-least="0.25in" fo:text-indent="0in" style:auto-text-indent="false"/>
      <style:text-properties fo:color="#a52a2a" style:font-name="quot" fo:font-size="12pt"/>
    </style:style>
    <style:style style:name="P15" style:family="paragraph" style:parent-style-name="List_20_Contents">
      <style:paragraph-properties fo:margin-left="1.2874in" fo:margin-right="0in" fo:margin-top="0in" fo:margin-bottom="0.1252in" loext:contextual-spacing="false" style:line-height-at-least="0.25in" fo:text-indent="0in" style:auto-text-indent="false" fo:padding="0in" fo:border="none"/>
      <style:text-properties fo:color="#a52a2a" style:font-name="quot" fo:font-size="12pt"/>
    </style:style>
    <style:style style:name="P16" style:family="paragraph" style:parent-style-name="List_20_Contents">
      <style:paragraph-properties fo:margin-left="1.2874in" fo:margin-right="0in" fo:margin-top="0in" fo:margin-bottom="0.1252in" loext:contextual-spacing="false" style:line-height-at-least="0.25in" fo:text-indent="0in" style:auto-text-indent="false" fo:padding="0in" fo:border="none"/>
      <style:text-properties fo:color="#a52a2a" style:font-name="quot"/>
    </style:style>
    <style:style style:name="P17" style:family="paragraph" style:parent-style-name="Preformatted_20_Text">
      <style:paragraph-properties fo:margin-top="0in" fo:margin-bottom="0in" loext:contextual-spacing="false"/>
    </style:style>
    <style:style style:name="P18" style:family="paragraph" style:parent-style-name="Preformatted_20_Text">
      <style:paragraph-properties fo:margin-top="0in" fo:margin-bottom="0in" loext:contextual-spacing="false"/>
      <style:text-properties fo:color="#a52a2a" style:font-name="SFMono-Regular" fo:background-color="#eeffcc" loext:padding="0in" loext:border="none"/>
    </style:style>
    <style:style style:name="P19" style:family="paragraph" style:parent-style-name="Preformatted_20_Text">
      <style:paragraph-properties fo:margin-top="0in" fo:margin-bottom="0in" loext:contextual-spacing="false"/>
      <style:text-properties fo:color="#a52a2a" fo:background-color="#eeffcc" loext:padding="0in" loext:border="none"/>
    </style:style>
    <style:style style:name="P20" style:family="paragraph" style:parent-style-name="Heading_20_1">
      <style:paragraph-properties fo:line-height="100%"/>
    </style:style>
    <style:style style:name="P21" style:family="paragraph" style:parent-style-name="List_20_Contents" style:list-style-name="L2">
      <style:paragraph-properties fo:margin-left="0.8937in" fo:margin-right="0in" fo:margin-top="0in" fo:margin-bottom="0.25in" loext:contextual-spacing="false" style:line-height-at-least="0.25in" fo:text-indent="0in" style:auto-text-indent="false" fo:padding="0in" fo:border="none"/>
    </style:style>
    <style:style style:name="P22" style:family="paragraph" style:parent-style-name="Table_20_Contents" style:list-style-name="L1">
      <style:paragraph-properties fo:margin-left="0.25in" fo:margin-right="0in" fo:margin-top="0in" fo:margin-bottom="0.25in" loext:contextual-spacing="false" style:line-height-at-least="0.25in" fo:text-align="start" style:justify-single-word="false" fo:text-indent="0in" style:auto-text-indent="false" fo:padding="0in" fo:border="none"/>
    </style:style>
    <style:style style:name="P23" style:family="paragraph" style:parent-style-name="Table_20_Contents" style:list-style-name="L1">
      <style:paragraph-properties fo:margin-left="0in" fo:margin-right="0in" fo:margin-top="0in" fo:margin-bottom="0.25in" loext:contextual-spacing="false" style:line-height-at-least="0.25in" fo:text-align="start" style:justify-single-word="false" fo:text-indent="0in" style:auto-text-indent="false" fo:padding="0in" fo:border="none"/>
    </style:style>
    <style:style style:name="T1" style:family="text">
      <style:text-properties fo:font-variant="normal" fo:text-transform="none" fo:color="#404040" style:text-line-through-style="none" style:text-line-through-type="none" style:font-name="inherit" fo:font-style="normal" style:text-underline-style="none" fo:font-weight="normal" style:text-blinking="false"/>
    </style:style>
    <style:style style:name="T2" style:family="text">
      <style:text-properties fo:font-variant="normal" fo:text-transform="none" fo:color="#2980b9" style:text-line-through-style="none" style:text-line-through-type="none" style:font-name="inherit" fo:font-size="10.5pt" fo:font-style="normal" style:text-underline-style="none" fo:font-weight="normal" style:text-blinking="false"/>
    </style:style>
    <style:style style:name="T3" style:family="text">
      <style:text-properties fo:color="#404040" style:font-name="quot"/>
    </style:style>
    <style:style style:name="T4" style:family="text">
      <style:text-properties fo:color="#2980b9" style:text-line-through-style="none" style:text-line-through-type="none" style:font-name="quot" style:text-underline-style="none" style:text-blinking="false"/>
    </style:style>
    <style:style style:name="T5" style:family="text">
      <style:text-properties fo:color="#2980b9" style:font-name="quot" fo:font-weight="bold"/>
    </style:style>
    <style:style style:name="T6" style:family="text">
      <style:text-properties fo:color="#007020" fo:font-weight="bold"/>
    </style:style>
    <style:style style:name="T7" style:family="text">
      <style:text-properties fo:color="#007020" style:font-name="SFMono-Regular"/>
    </style:style>
    <style:style style:name="T8" style:family="text">
      <style:text-properties fo:color="#007020" style:font-name="SFMono-Regular" fo:font-weight="bold"/>
    </style:style>
    <style:style style:name="T9" style:family="text">
      <style:text-properties fo:color="#0e84b5" fo:font-weight="bold"/>
    </style:style>
    <style:style style:name="T10" style:family="text">
      <style:text-properties fo:color="#a52a2a"/>
    </style:style>
    <style:style style:name="T11" style:family="text">
      <style:text-properties fo:color="#a52a2a" style:font-name="quot"/>
    </style:style>
    <style:style style:name="T12" style:family="text">
      <style:text-properties fo:color="#a52a2a" style:font-name="quot" fo:font-weight="bold"/>
    </style:style>
    <style:style style:name="T13" style:family="text">
      <style:text-properties fo:color="#a52a2a" style:font-name="quot" fo:font-weight="bold" loext:padding="0in" loext:border="none"/>
    </style:style>
    <style:style style:name="T14" style:family="text">
      <style:text-properties fo:color="#a52a2a" style:font-name="quot" fo:font-size="12pt"/>
    </style:style>
    <style:style style:name="T15" style:family="text">
      <style:text-properties fo:color="#a52a2a" style:text-line-through-style="none" style:text-line-through-type="none" style:font-name="SFMono-Regular" fo:font-size="12pt" style:text-underline-style="none" style:text-blinking="false" fo:background-color="#ffffff" loext:char-shading-value="0" loext:padding="0in" loext:border="none"/>
    </style:style>
    <style:style style:name="T16" style:family="text">
      <style:text-properties fo:color="#a52a2a" style:text-line-through-style="none" style:text-line-through-type="none" style:font-name="quot" fo:font-size="12pt" style:text-underline-style="none" style:text-blinking="false"/>
    </style:style>
    <style:style style:name="T17" style:family="text">
      <style:text-properties fo:color="#a52a2a" fo:font-weight="bold"/>
    </style:style>
    <style:style style:name="T18" style:family="text">
      <style:text-properties fo:color="#a52a2a" style:font-name="SFMono-Regular" fo:font-size="12pt" fo:background-color="#ffffff" loext:char-shading-value="0" loext:padding="0in" loext:border="none"/>
    </style:style>
    <style:style style:name="T19" style:family="text">
      <style:text-properties fo:color="#666666"/>
    </style:style>
    <style:style style:name="T20" style:family="text">
      <style:text-properties fo:color="#666666" style:font-name="SFMono-Regular"/>
    </style:style>
    <style:style style:name="T21" style:family="text">
      <style:text-properties style:font-name="SFMono-Regular"/>
    </style:style>
    <style:style style:name="T22" style:family="text">
      <style:text-properties fo:color="#408090" style:font-name="SFMono-Regular" fo:font-style="italic"/>
    </style:style>
    <style:style style:name="T23" style:family="text">
      <style:text-properties fo:color="#4070a0"/>
    </style:style>
    <style:style style:name="T24" style:family="text">
      <style:text-properties fo:color="#4070a0" style:font-name="SFMono-Regular"/>
    </style:style>
    <style:style style:name="T25" style:family="text">
      <style:text-properties fo:color="#4070a0" style:font-name="SFMono-Regular" fo:font-weight="bold"/>
    </style:style>
    <style:style style:name="T26" style:family="text">
      <style:text-properties fo:color="#208050" style:font-name="SFMono-Regular"/>
    </style:style>
    <style:style style:name="T27" style:family="text">
      <style:text-properties fo:color="#06287e" style:font-name="SFMono-Regular"/>
    </style:style>
    <style:style style:name="T28" style:family="text">
      <style:text-properties fo:color="#bb60d5"/>
    </style:style>
    <style:style style:name="T29" style:family="text">
      <style:text-properties fo:color="#70a0d0" style:font-name="SFMono-Regular" fo:font-style="italic"/>
    </style:style>
    <style:style style:name="T30" style:family="text">
      <style:text-properties fo:color="#000000" style:font-name="SFMono-Regular" fo:font-weight="bold" fo:background-color="transparent" loext:char-shading-value="0" loext:padding="0in" loext:border="none"/>
    </style:style>
    <style:style style:name="T31" style:family="text">
      <style:text-properties fo:color="#27ae60" style:text-line-through-style="none" style:text-line-through-type="none" style:font-name="quot" style:text-underline-style="none" fo:font-weight="bold" style:text-blinking="false" loext:padding="0in" loext:border="none"/>
    </style:style>
    <style:style style:name="T32" style:family="text">
      <style:text-properties fo:color="#555555" style:font-name="quot" fo:font-weight="bold"/>
    </style:style>
    <style:style style:name="T33" style:family="text">
      <style:text-properties fo:color="#555555" fo:font-weight="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20" text:outline-level="1"><text:span text:style-name="T3">luigi.contrib.sqla module</text:span><text:a xlink:type="simple" xlink:href="https://luigi.readthedocs.io/en/latest/api/luigi.contrib.sqla.html#module-luigi.contrib.sqla" text:style-name="Internet_20_link" text:visited-style-name="Visited_20_Internet_20_Link"><text:span text:style-name="T2">¶</text:span></text:a></text:h>
      <text:p text:style-name="P3">Support for SQLAlchmey. Provides SQLAlchemyTarget for storing in databases supported by SQLAlchemy. The user would be responsible for installing the required database driver to connect using SQLAlchemy.</text:p>
      <text:p text:style-name="P3">Minimal example of a job to copy data to database using SQLAlchemy is as shown below:</text:p>
      <text:p text:style-name="P7"><text:span text:style-name="T6">from</text:span> <text:span text:style-name="T9">sqlalchemy</text:span> <text:span text:style-name="T6">import</text:span> String</text:p>
      <text:p text:style-name="P18"><text:span text:style-name="T6">import</text:span> <text:span text:style-name="T9">luigi</text:span></text:p>
      <text:p text:style-name="P18"><text:span text:style-name="T6">from</text:span> <text:span text:style-name="T9">luigi.contrib</text:span> <text:span text:style-name="T6">import</text:span> sqla</text:p>
      <text:p text:style-name="P17"/>
      <text:p text:style-name="P18"><text:span text:style-name="T6">class</text:span> <text:span text:style-name="T9">SQLATask</text:span>(sqla<text:span text:style-name="T19">.</text:span>CopyToTable):</text:p>
      <text:p text:style-name="P19"><text:s text:c="4"/><text:span text:style-name="T22"># columns defines the table schema, with each element corresponding</text:span></text:p>
      <text:p text:style-name="P19"><text:s text:c="4"/><text:span text:style-name="T22"># to a column in the format (args, kwargs) which will be sent to</text:span></text:p>
      <text:p text:style-name="P19"><text:s text:c="4"/><text:span text:style-name="T22"># the sqlalchemy.Column(*args, **kwargs)</text:span></text:p>
      <text:p text:style-name="P19"><text:s text:c="4"/><text:span text:style-name="T21">columns </text:span><text:span text:style-name="T20">=</text:span><text:span text:style-name="T21"> [</text:span></text:p>
      <text:p text:style-name="P19"><text:s text:c="8"/><text:span text:style-name="T21">([</text:span><text:span text:style-name="T24">"item"</text:span><text:span text:style-name="T21">, String(</text:span><text:span text:style-name="T26">64</text:span><text:span text:style-name="T21">)], {</text:span><text:span text:style-name="T24">"primary_key"</text:span><text:span text:style-name="T21">: </text:span><text:span text:style-name="T7">True</text:span><text:span text:style-name="T21">}),</text:span></text:p>
      <text:p text:style-name="P19"><text:s text:c="8"/><text:span text:style-name="T21">([</text:span><text:span text:style-name="T24">"property"</text:span><text:span text:style-name="T21">, String(</text:span><text:span text:style-name="T26">64</text:span><text:span text:style-name="T21">)], {})</text:span></text:p>
      <text:p text:style-name="P19"><text:s text:c="4"/><text:span text:style-name="T21">]</text:span></text:p>
      <text:p text:style-name="P19"><text:s text:c="4"/><text:span text:style-name="T21">connection_string </text:span><text:span text:style-name="T20">=</text:span><text:span text:style-name="T21"> </text:span><text:span text:style-name="T24">"sqlite://"</text:span><text:span text:style-name="T21"> <text:s/></text:span><text:span text:style-name="T22"># in memory SQLite database</text:span></text:p>
      <text:p text:style-name="P19"><text:s text:c="4"/><text:span text:style-name="T21">table </text:span><text:span text:style-name="T20">=</text:span><text:span text:style-name="T21"> </text:span><text:span text:style-name="T24">"item_property"</text:span><text:span text:style-name="T21"> <text:s/></text:span><text:span text:style-name="T22"># name of the table to store data</text:span></text:p>
      <text:p text:style-name="Standard"/>
      <text:p text:style-name="P1">If the target table where the data needs to be copied already exists, then the column schema definition can be skipped and instead the reflect flag can be set as True. Here is a modified version of the above example:</text:p>
      <text:p text:style-name="P7"><text:span text:style-name="T6">from</text:span> <text:span text:style-name="T9">sqlalchemy</text:span> <text:span text:style-name="T6">import</text:span> String</text:p>
      <text:p text:style-name="P18"><text:span text:style-name="T6">import</text:span> <text:span text:style-name="T9">luigi</text:span></text:p>
      <text:p text:style-name="P18"><text:span text:style-name="T6">from</text:span> <text:span text:style-name="T9">luigi.contrib</text:span> <text:span text:style-name="T6">import</text:span> sqla</text:p>
      <text:p text:style-name="P17"/>
      <text:p text:style-name="P18"><text:span text:style-name="T6">class</text:span> <text:span text:style-name="T9">SQLATask</text:span>(sqla<text:span text:style-name="T19">.</text:span>CopyToTable):</text:p>
      <text:p text:style-name="P19"><text:s text:c="4"/><text:span text:style-name="T22"># If database table is already created, then the schema can be loaded</text:span></text:p>
      <text:p text:style-name="P19"><text:s text:c="4"/><text:span text:style-name="T22"># by setting the reflect flag to True</text:span></text:p>
      <text:p text:style-name="P19"><text:s text:c="4"/><text:span text:style-name="T21">reflect </text:span><text:span text:style-name="T20">=</text:span><text:span text:style-name="T21"> </text:span><text:span text:style-name="T7">True</text:span></text:p>
      <text:p text:style-name="P19"><text:s text:c="4"/><text:span text:style-name="T21">connection_string </text:span><text:span text:style-name="T20">=</text:span><text:span text:style-name="T21"> </text:span><text:span text:style-name="T24">"sqlite://"</text:span><text:span text:style-name="T21"> <text:s/></text:span><text:span text:style-name="T22"># in memory SQLite database</text:span></text:p>
      <text:p text:style-name="P19"><text:s text:c="4"/><text:span text:style-name="T21">table </text:span><text:span text:style-name="T20">=</text:span><text:span text:style-name="T21"> </text:span><text:span text:style-name="T24">"item_property"</text:span><text:span text:style-name="T21"> <text:s/></text:span><text:span text:style-name="T22"># name of the table to store data</text:span></text:p>
      <text:p text:style-name="P17"/>
      <text:p text:style-name="P19"><text:s text:c="4"/><text:span text:style-name="T8">def</text:span><text:span text:style-name="T21"> </text:span><text:span text:style-name="T27">rows</text:span><text:span text:style-name="T21">(</text:span><text:span text:style-name="T7">self</text:span><text:span text:style-name="T21">):</text:span></text:p>
      <text:p text:style-name="P19"><text:s text:c="8"/><text:span text:style-name="T8">for</text:span><text:span text:style-name="T21"> row </text:span><text:span text:style-name="T8">in</text:span><text:span text:style-name="T21"> [(</text:span><text:span text:style-name="T24">"item1"</text:span><text:span text:style-name="T21">, </text:span><text:span text:style-name="T24">"property1"</text:span><text:span text:style-name="T21">), (</text:span><text:span text:style-name="T24">"item2"</text:span><text:span text:style-name="T21">, </text:span><text:span text:style-name="T24">"property2"</text:span><text:span text:style-name="T21">)]:</text:span></text:p>
      <text:p text:style-name="P19"><text:s text:c="12"/><text:span text:style-name="T8">yield</text:span><text:span text:style-name="T21"> row</text:span></text:p>
      <text:p text:style-name="P7"><text:span text:style-name="T6">if</text:span> <text:span text:style-name="T28">__name__</text:span> <text:span text:style-name="T19">==</text:span> <text:span text:style-name="T23">'__main__'</text:span>:</text:p>
      <text:p text:style-name="P19"><text:s text:c="4"/><text:span text:style-name="T21">task </text:span><text:span text:style-name="T20">=</text:span><text:span text:style-name="T21"> SQLATask()</text:span></text:p>
      <text:p text:style-name="P19"><text:s text:c="4"/><text:span text:style-name="T21">luigi</text:span><text:span text:style-name="T20">.</text:span><text:span text:style-name="T21">build([task], local_scheduler</text:span><text:span text:style-name="T20">=</text:span><text:span text:style-name="T7">True</text:span><text:span text:style-name="T21">)</text:span></text:p>
      <text:p text:style-name="P3">In the above examples, the data that needs to be copied was directly provided by overriding the rows method. Alternately, if the data comes from another task, the modified example would look as shown below:</text:p>
      <text:p text:style-name="P7"><text:span text:style-name="T6">from</text:span> <text:span text:style-name="T9">sqlalchemy</text:span> <text:span text:style-name="T6">import</text:span> String</text:p>
      <text:p text:style-name="P18"><text:span text:style-name="T6">import</text:span> <text:span text:style-name="T9">luigi</text:span></text:p>
      <text:p text:style-name="P18"><text:soft-page-break/><text:span text:style-name="T6">from</text:span> <text:span text:style-name="T9">luigi.contrib</text:span> <text:span text:style-name="T6">import</text:span> sqla</text:p>
      <text:p text:style-name="P18"><text:span text:style-name="T6">from</text:span> <text:span text:style-name="T9">luigi.mock</text:span> <text:span text:style-name="T6">import</text:span> MockTarget</text:p>
      <text:p text:style-name="P17"/>
      <text:p text:style-name="P18"><text:span text:style-name="T6">class</text:span> <text:span text:style-name="T9">BaseTask</text:span>(luigi<text:span text:style-name="T19">.</text:span>Task):</text:p>
      <text:p text:style-name="P19"><text:s text:c="4"/><text:span text:style-name="T8">def</text:span><text:span text:style-name="T21"> </text:span><text:span text:style-name="T27">output</text:span><text:span text:style-name="T21">(</text:span><text:span text:style-name="T7">self</text:span><text:span text:style-name="T21">):</text:span></text:p>
      <text:p text:style-name="P19"><text:s text:c="8"/><text:span text:style-name="T8">return</text:span><text:span text:style-name="T21"> MockTarget(</text:span><text:span text:style-name="T24">"BaseTask"</text:span><text:span text:style-name="T21">)</text:span></text:p>
      <text:p text:style-name="P17"/>
      <text:p text:style-name="P19"><text:s text:c="4"/><text:span text:style-name="T8">def</text:span><text:span text:style-name="T21"> </text:span><text:span text:style-name="T27">run</text:span><text:span text:style-name="T21">(</text:span><text:span text:style-name="T7">self</text:span><text:span text:style-name="T21">):</text:span></text:p>
      <text:p text:style-name="P19"><text:s text:c="8"/><text:span text:style-name="T21">out </text:span><text:span text:style-name="T20">=</text:span><text:span text:style-name="T21"> </text:span><text:span text:style-name="T7">self</text:span><text:span text:style-name="T20">.</text:span><text:span text:style-name="T21">output()</text:span><text:span text:style-name="T20">.</text:span><text:span text:style-name="T21">open(</text:span><text:span text:style-name="T24">"w"</text:span><text:span text:style-name="T21">)</text:span></text:p>
      <text:p text:style-name="P19"><text:s text:c="8"/><text:span text:style-name="T21">TASK_LIST </text:span><text:span text:style-name="T20">=</text:span><text:span text:style-name="T21"> [</text:span><text:span text:style-name="T24">"item</text:span><text:span text:style-name="T29">%d</text:span><text:span text:style-name="T25">\t</text:span><text:span text:style-name="T24">property</text:span><text:span text:style-name="T29">%d</text:span><text:span text:style-name="T25">\n</text:span><text:span text:style-name="T24">"</text:span><text:span text:style-name="T21"> </text:span><text:span text:style-name="T20">%</text:span><text:span text:style-name="T21"> (i, i) </text:span><text:span text:style-name="T8">for</text:span><text:span text:style-name="T21"> i </text:span><text:span text:style-name="T8">in</text:span><text:span text:style-name="T21"> </text:span><text:span text:style-name="T7">range</text:span><text:span text:style-name="T21">(</text:span><text:span text:style-name="T26">10</text:span><text:span text:style-name="T21">)]</text:span></text:p>
      <text:p text:style-name="P19"><text:s text:c="8"/><text:span text:style-name="T8">for</text:span><text:span text:style-name="T21"> task </text:span><text:span text:style-name="T8">in</text:span><text:span text:style-name="T21"> TASK_LIST:</text:span></text:p>
      <text:p text:style-name="P19"><text:s text:c="12"/><text:span text:style-name="T21">out</text:span><text:span text:style-name="T20">.</text:span><text:span text:style-name="T21">write(task)</text:span></text:p>
      <text:p text:style-name="P19"><text:s text:c="8"/><text:span text:style-name="T21">out</text:span><text:span text:style-name="T20">.</text:span><text:span text:style-name="T21">close()</text:span></text:p>
      <text:p text:style-name="P17"/>
      <text:p text:style-name="P18"><text:span text:style-name="T6">class</text:span> <text:span text:style-name="T9">SQLATask</text:span>(sqla<text:span text:style-name="T19">.</text:span>CopyToTable):</text:p>
      <text:p text:style-name="P19"><text:s text:c="4"/><text:span text:style-name="T22"># columns defines the table schema, with each element corresponding</text:span></text:p>
      <text:p text:style-name="P19"><text:s text:c="4"/><text:span text:style-name="T22"># to a column in the format (args, kwargs) which will be sent to</text:span></text:p>
      <text:p text:style-name="P8"><text:s text:c="4"/><text:span text:style-name="T22"># the sqlalchemy.Column(*args, **kwargs)</text:span></text:p>
      <text:p text:style-name="P19"><text:s text:c="4"/><text:span text:style-name="T21">columns </text:span><text:span text:style-name="T20">=</text:span><text:span text:style-name="T21"> [</text:span></text:p>
      <text:p text:style-name="P19"><text:s text:c="8"/><text:span text:style-name="T21">([</text:span><text:span text:style-name="T24">"item"</text:span><text:span text:style-name="T21">, String(</text:span><text:span text:style-name="T26">64</text:span><text:span text:style-name="T21">)], {</text:span><text:span text:style-name="T24">"primary_key"</text:span><text:span text:style-name="T21">: </text:span><text:span text:style-name="T7">True</text:span><text:span text:style-name="T21">}),</text:span></text:p>
      <text:p text:style-name="P19"><text:s text:c="8"/><text:span text:style-name="T21">([</text:span><text:span text:style-name="T24">"property"</text:span><text:span text:style-name="T21">, String(</text:span><text:span text:style-name="T26">64</text:span><text:span text:style-name="T21">)], {})</text:span></text:p>
      <text:p text:style-name="P19"><text:s text:c="4"/><text:span text:style-name="T21">]</text:span></text:p>
      <text:p text:style-name="P19"><text:s text:c="4"/><text:span text:style-name="T21">connection_string </text:span><text:span text:style-name="T20">=</text:span><text:span text:style-name="T21"> </text:span><text:span text:style-name="T24">"sqlite://"</text:span><text:span text:style-name="T21"> <text:s/></text:span><text:span text:style-name="T22"># in memory SQLite database</text:span></text:p>
      <text:p text:style-name="P19"><text:s text:c="4"/><text:span text:style-name="T21">table </text:span><text:span text:style-name="T20">=</text:span><text:span text:style-name="T21"> </text:span><text:span text:style-name="T24">"item_property"</text:span><text:span text:style-name="T21"> <text:s/></text:span><text:span text:style-name="T22"># name of the table to store data</text:span></text:p>
      <text:p text:style-name="P17"/>
      <text:p text:style-name="P19"><text:s text:c="4"/><text:span text:style-name="T8">def</text:span><text:span text:style-name="T21"> </text:span><text:span text:style-name="T27">requires</text:span><text:span text:style-name="T21">(</text:span><text:span text:style-name="T7">self</text:span><text:span text:style-name="T21">):</text:span></text:p>
      <text:p text:style-name="P19"><text:s text:c="8"/><text:span text:style-name="T8">return</text:span><text:span text:style-name="T21"> BaseTask()</text:span></text:p>
      <text:p text:style-name="P17"/>
      <text:p text:style-name="P18"><text:span text:style-name="T6">if</text:span> <text:span text:style-name="T28">__name__</text:span> <text:span text:style-name="T19">==</text:span> <text:span text:style-name="T23">'__main__'</text:span>:</text:p>
      <text:p text:style-name="P19"><text:s text:c="4"/><text:span text:style-name="T21">task1, task2 </text:span><text:span text:style-name="T20">=</text:span><text:span text:style-name="T21"> SQLATask(), BaseTask()</text:span></text:p>
      <text:p text:style-name="P19"><text:s text:c="4"/><text:span text:style-name="T21">luigi</text:span><text:span text:style-name="T20">.</text:span><text:span text:style-name="T21">build([task1, task2], local_scheduler</text:span><text:span text:style-name="T20">=</text:span><text:span text:style-name="T7">True</text:span><text:span text:style-name="T21">)</text:span></text:p>
      <text:p text:style-name="P2"><text:span text:style-name="T3">In the above example, the output from </text:span><text:span text:style-name="Citation"><text:span text:style-name="T11">BaseTask</text:span></text:span><text:span text:style-name="T3"> is copied into the database. Here we did not have to implement the </text:span><text:span text:style-name="Citation"><text:span text:style-name="T11">rows</text:span></text:span><text:span text:style-name="T3"> method because by default </text:span><text:span text:style-name="Citation"><text:span text:style-name="T11">rows</text:span></text:span><text:span text:style-name="T3"> implementation assumes every line is a row with column values separated by a tab. One can define </text:span><text:span text:style-name="Citation"><text:span text:style-name="T11">column_separator</text:span></text:span><text:span text:style-name="T3"> option for the task if the values are say comma separated instead of tab separated.</text:span></text:p>
      <text:p text:style-name="P3">You can pass in database specific connection arguments by setting the connect_args dictionary. The options will be passed directly to the DBAPI’s connect method as keyword arguments.</text:p>
      <text:p text:style-name="Standard"/>
      <text:p text:style-name="Text_20_body"><text:span text:style-name="T3">The other option to </text:span><text:span text:style-name="Citation"><text:span text:style-name="T11">sqla.CopyToTable</text:span></text:span><text:span text:style-name="T3"> that can be of help with performance aspect is the </text:span><text:span text:style-name="Citation"><text:span text:style-name="T11">chunk_size</text:span></text:span><text:span text:style-name="T3">. The default is 5000. This is the number of rows that will be inserted in a transaction at a time. Depending on the size of the inserts, this value can be tuned for performance.</text:span></text:p>
      <text:p text:style-name="P2"><text:span text:style-name="T3">See here for a </text:span><text:a xlink:type="simple" xlink:href="http://gouthamanbalaraman.com/blog/building-luigi-task-pipeline.html" text:style-name="Internet_20_link" text:visited-style-name="Visited_20_Internet_20_Link"><text:span text:style-name="T4">tutorial on building task pipelines using luigi</text:span></text:a><text:span text:style-name="T3"> and using </text:span><text:a xlink:type="simple" xlink:href="http://gouthamanbalaraman.com/blog/sqlalchemy-luigi-workflow-pipeline.html" text:style-name="Internet_20_link" text:visited-style-name="Visited_20_Internet_20_Link"><text:span text:style-name="T4">SQLAlchemy in workflow pipelines</text:span></text:a><text:span text:style-name="T3">.</text:span></text:p>
      <text:p text:style-name="P3">Author: Gouthaman Balaraman Date: 01/02/2015</text:p>
      <text:p text:style-name="P4"><text:bookmark text:name="luigi.contrib.sqla.SQLAlchemyTarget"/><text:soft-page-break/><text:span text:style-name="Emphasis"><text:span text:style-name="T13">class </text:span></text:span><text:span text:style-name="Source_20_Text"><text:span text:style-name="T30">luigi.contrib.sqla.SQLAlchemyTarget</text:span></text:span><text:span text:style-name="T12">(</text:span><text:span text:style-name="Emphasis"><text:span text:style-name="T12">connection_string</text:span></text:span><text:span text:style-name="T5">, </text:span><text:span text:style-name="Emphasis"><text:span text:style-name="T12">target_table</text:span></text:span><text:span text:style-name="T5">, </text:span><text:span text:style-name="Emphasis"><text:span text:style-name="T12">update_id</text:span></text:span><text:span text:style-name="T5">, </text:span><text:span text:style-name="Emphasis"><text:span text:style-name="T12">echo=False</text:span></text:span><text:span text:style-name="T5">, </text:span><text:span text:style-name="Emphasis"><text:span text:style-name="T12">connect_args=None</text:span></text:span><text:span text:style-name="T12">)</text:span><text:a xlink:type="simple" xlink:href="https://luigi.readthedocs.io/en/latest/_modules/luigi/contrib/sqla.html#SQLAlchemyTarget" text:style-name="Internet_20_link" text:visited-style-name="Visited_20_Internet_20_Link"><text:span text:style-name="T31">[source]</text:span></text:a><text:a xlink:type="simple" xlink:href="https://luigi.readthedocs.io/en/latest/api/luigi.contrib.sqla.html#luigi.contrib.sqla.SQLAlchemyTarget" text:style-name="Internet_20_link" text:visited-style-name="Visited_20_Internet_20_Link"><text:span text:style-name="T1">¶</text:span></text:a><text:span text:style-name="T3"> </text:span></text:p>
      <text:p text:style-name="P13"><text:span text:style-name="T14">Bases: </text:span><text:a xlink:type="simple" xlink:href="https://luigi.readthedocs.io/en/latest/api/luigi.target.html#luigi.target.Target" text:style-name="Internet_20_link" text:visited-style-name="Visited_20_Internet_20_Link"><text:span text:style-name="Source_20_Text"><text:span text:style-name="T15">luigi.target.Target</text:span></text:span></text:a></text:p>
      <text:p text:style-name="P14">Database target using SQLAlchemy.</text:p>
      <text:p text:style-name="P14">This will rarely have to be directly instantiated by the user.</text:p>
      <text:p text:style-name="P13"><text:span text:style-name="T14">Typical usage would be to override </text:span><text:span text:style-name="Citation"><text:span text:style-name="T14">luigi.contrib.sqla.CopyToTable</text:span></text:span><text:span text:style-name="T14"> class to create a task to write to the database.</text:span></text:p>
      <text:p text:style-name="P1">Constructor for the SQLAlchemyTarget.</text:p>
      <table:table table:name="Table1" table:style-name="Table1">
        <table:table-column table:style-name="Table1.A"/>
        <table:table-column table:style-name="Table1.B"/>
        <table:table-row>
          <table:table-cell table:style-name="Table1.A1" office:value-type="string">
            <text:p text:style-name="P6">Parameters:</text:p>
          </table:table-cell>
          <table:table-cell table:style-name="Table1.B1" office:value-type="string">
            <text:list xml:id="list3830383183" text:style-name="L1">
              <text:list-item>
                <text:p text:style-name="P22"><text:span text:style-name="Strong_20_Emphasis"><text:span text:style-name="T17">connection_string</text:span></text:span><text:span text:style-name="T10"> (</text:span><text:span text:style-name="Emphasis"><text:span text:style-name="T10">str</text:span></text:span><text:span text:style-name="T10">) – SQLAlchemy connection string </text:span></text:p>
              </text:list-item>
              <text:list-item>
                <text:p text:style-name="P22"><text:span text:style-name="Strong_20_Emphasis"><text:span text:style-name="T17">target_table</text:span></text:span><text:span text:style-name="T10"> (</text:span><text:span text:style-name="Emphasis"><text:span text:style-name="T10">str</text:span></text:span><text:span text:style-name="T10">) – The table name for the data </text:span></text:p>
              </text:list-item>
              <text:list-item>
                <text:p text:style-name="P22"><text:span text:style-name="Strong_20_Emphasis"><text:span text:style-name="T17">update_id</text:span></text:span><text:span text:style-name="T10"> (</text:span><text:span text:style-name="Emphasis"><text:span text:style-name="T10">str</text:span></text:span><text:span text:style-name="T10">) – An identifier for this data set </text:span></text:p>
              </text:list-item>
              <text:list-item>
                <text:p text:style-name="P22"><text:span text:style-name="Strong_20_Emphasis"><text:span text:style-name="T17">echo</text:span></text:span><text:span text:style-name="T10"> (</text:span><text:span text:style-name="Emphasis"><text:span text:style-name="T10">bool</text:span></text:span><text:span text:style-name="T10">) – Flag to setup SQLAlchemy logging </text:span></text:p>
              </text:list-item>
              <text:list-item>
                <text:p text:style-name="P23"><text:span text:style-name="Strong_20_Emphasis"><text:span text:style-name="T17">connect_args</text:span></text:span><text:span text:style-name="T10"> (</text:span><text:span text:style-name="Emphasis"><text:span text:style-name="T10">dict</text:span></text:span><text:span text:style-name="T10">) – A dictionary of connection arguments </text:span></text:p>
              </text:list-item>
            </text:list>
          </table:table-cell>
        </table:table-row>
        <table:table-row>
          <table:table-cell table:style-name="Table1.A1" office:value-type="string">
            <text:p text:style-name="P6">Returns:</text:p>
          </table:table-cell>
          <table:table-cell table:style-name="Table1.B1" office:value-type="string">
            <text:p text:style-name="P9"/>
          </table:table-cell>
        </table:table-row>
      </table:table>
      <text:p text:style-name="P5"><text:bookmark text:name="luigi.contrib.sqla.SQLAlchemyTarget.marker_table"/><text:span text:style-name="Source_20_Text"><text:span text:style-name="T30">marker_table</text:span></text:span><text:span text:style-name="Emphasis"><text:span text:style-name="T13"> = None</text:span></text:span><text:a xlink:type="simple" xlink:href="https://luigi.readthedocs.io/en/latest/api/luigi.contrib.sqla.html#luigi.contrib.sqla.SQLAlchemyTarget.marker_table" text:style-name="Internet_20_link" text:visited-style-name="Visited_20_Internet_20_Link"><text:span text:style-name="T1">¶</text:span></text:a><text:span text:style-name="T3"> </text:span></text:p>
      <text:p text:style-name="P5"><text:bookmark text:name="luigi.contrib.sqla.SQLAlchemyTarget.Connection"/><text:span text:style-name="Emphasis"><text:span text:style-name="T13">class </text:span></text:span><text:span text:style-name="Source_20_Text"><text:span text:style-name="T30">Connection</text:span></text:span><text:span text:style-name="T12">(</text:span><text:span text:style-name="Emphasis"><text:span text:style-name="T12">engine</text:span></text:span><text:span text:style-name="T32">, </text:span><text:span text:style-name="Emphasis"><text:span text:style-name="T12">pid</text:span></text:span><text:span text:style-name="T12">)</text:span><text:a xlink:type="simple" xlink:href="https://luigi.readthedocs.io/en/latest/api/luigi.contrib.sqla.html#luigi.contrib.sqla.SQLAlchemyTarget.Connection" text:style-name="Internet_20_link" text:visited-style-name="Visited_20_Internet_20_Link"><text:span text:style-name="T1">¶</text:span></text:a><text:span text:style-name="T3"> </text:span></text:p>
      <text:p text:style-name="P13"><text:span text:style-name="T14">Bases: </text:span><text:span text:style-name="Source_20_Text"><text:span text:style-name="T18">tuple</text:span></text:span></text:p>
      <text:p text:style-name="P14">Create new instance of Connection(engine, pid)</text:p>
      <text:p text:style-name="P10"><text:bookmark text:name="luigi.contrib.sqla.SQLAlchemyTarget.Connection.engine"/><text:span text:style-name="Source_20_Text"><text:span text:style-name="T30">engine</text:span></text:span><text:a xlink:type="simple" xlink:href="https://luigi.readthedocs.io/en/latest/api/luigi.contrib.sqla.html#luigi.contrib.sqla.SQLAlchemyTarget.Connection.engine" text:style-name="Internet_20_link" text:visited-style-name="Visited_20_Internet_20_Link"><text:span text:style-name="T1">¶</text:span></text:a><text:span text:style-name="T11"> </text:span></text:p>
      <text:p text:style-name="P15">Alias for field number 0</text:p>
      <text:p text:style-name="P11"><text:bookmark text:name="luigi.contrib.sqla.SQLAlchemyTarget.Connection.pid"/><text:span text:style-name="Source_20_Text"><text:span text:style-name="T30">pid</text:span></text:span></text:p>
      <text:p text:style-name="P15">Alias for field number 1</text:p>
      <text:p text:style-name="P5"><text:bookmark text:name="luigi.contrib.sqla.SQLAlchemyTarget.engine"/><text:span text:style-name="Source_20_Text"><text:span text:style-name="T30">engine</text:span></text:span><text:a xlink:type="simple" xlink:href="https://luigi.readthedocs.io/en/latest/api/luigi.contrib.sqla.html#luigi.contrib.sqla.SQLAlchemyTarget.engine" text:style-name="Internet_20_link" text:visited-style-name="Visited_20_Internet_20_Link"><text:span text:style-name="T1">¶</text:span></text:a><text:span text:style-name="T3"> </text:span></text:p>
      <text:p text:style-name="P14">Return an engine instance, creating it if it doesn’t exist.</text:p>
      <text:p text:style-name="P14">Recreate the engine connection if it wasn’t originally created by the current process.</text:p>
      <text:p text:style-name="P5"><text:bookmark text:name="luigi.contrib.sqla.SQLAlchemyTarget.touch"/><text:soft-page-break/><text:span text:style-name="Source_20_Text"><text:span text:style-name="T30">touch</text:span></text:span><text:span text:style-name="T12">()</text:span><text:a xlink:type="simple" xlink:href="https://luigi.readthedocs.io/en/latest/_modules/luigi/contrib/sqla.html#SQLAlchemyTarget.touch" text:style-name="Internet_20_link" text:visited-style-name="Visited_20_Internet_20_Link"><text:span text:style-name="T31">[source]</text:span></text:a><text:a xlink:type="simple" xlink:href="https://luigi.readthedocs.io/en/latest/api/luigi.contrib.sqla.html#luigi.contrib.sqla.SQLAlchemyTarget.touch" text:style-name="Internet_20_link" text:visited-style-name="Visited_20_Internet_20_Link"><text:span text:style-name="T1">¶</text:span></text:a><text:span text:style-name="T3"> </text:span></text:p>
      <text:p text:style-name="P14">Mark this update as complete.</text:p>
      <text:p text:style-name="P5"><text:bookmark text:name="luigi.contrib.sqla.SQLAlchemyTarget.exists"/><text:span text:style-name="Source_20_Text"><text:span text:style-name="T30">exists</text:span></text:span><text:span text:style-name="T12">()</text:span><text:a xlink:type="simple" xlink:href="https://luigi.readthedocs.io/en/latest/_modules/luigi/contrib/sqla.html#SQLAlchemyTarget.exists" text:style-name="Internet_20_link" text:visited-style-name="Visited_20_Internet_20_Link"><text:span text:style-name="T31">[source]</text:span></text:a><text:a xlink:type="simple" xlink:href="https://luigi.readthedocs.io/en/latest/api/luigi.contrib.sqla.html#luigi.contrib.sqla.SQLAlchemyTarget.exists" text:style-name="Internet_20_link" text:visited-style-name="Visited_20_Internet_20_Link"><text:span text:style-name="T1">¶</text:span></text:a><text:span text:style-name="T3"> </text:span></text:p>
      <text:p text:style-name="P13"><text:span text:style-name="T14">Returns </text:span><text:span text:style-name="Source_20_Text"><text:span text:style-name="T18">True</text:span></text:span><text:span text:style-name="T14"> if the </text:span><text:span text:style-name="Source_20_Text"><text:span text:style-name="T18">Target</text:span></text:span><text:span text:style-name="T14"> exists and </text:span><text:span text:style-name="Source_20_Text"><text:span text:style-name="T18">False</text:span></text:span><text:span text:style-name="T14"> otherwise.</text:span></text:p>
      <text:p text:style-name="P5"><text:bookmark text:name="luigi.contrib.sqla.SQLAlchemyTarget.create_marker_table"/><text:span text:style-name="Source_20_Text"><text:span text:style-name="T30">create_marker_table</text:span></text:span><text:span text:style-name="T12">()</text:span><text:a xlink:type="simple" xlink:href="https://luigi.readthedocs.io/en/latest/_modules/luigi/contrib/sqla.html#SQLAlchemyTarget.create_marker_table" text:style-name="Internet_20_link" text:visited-style-name="Visited_20_Internet_20_Link"><text:span text:style-name="T31">[source]</text:span></text:a><text:a xlink:type="simple" xlink:href="https://luigi.readthedocs.io/en/latest/api/luigi.contrib.sqla.html#luigi.contrib.sqla.SQLAlchemyTarget.create_marker_table" text:style-name="Internet_20_link" text:visited-style-name="Visited_20_Internet_20_Link"><text:span text:style-name="T1">¶</text:span></text:a><text:span text:style-name="T3"> </text:span></text:p>
      <text:p text:style-name="P14">Create marker table if it doesn’t exist.</text:p>
      <text:p text:style-name="P14">Using a separate connection since the transaction might have to be reset.</text:p>
      <text:p text:style-name="P10"><text:bookmark text:name="luigi.contrib.sqla.SQLAlchemyTarget.open"/><text:span text:style-name="Source_20_Text"><text:span text:style-name="T30">open</text:span></text:span><text:span text:style-name="T12">(</text:span><text:span text:style-name="Emphasis"><text:span text:style-name="T12">mode</text:span></text:span><text:span text:style-name="T12">)</text:span><text:a xlink:type="simple" xlink:href="https://luigi.readthedocs.io/en/latest/_modules/luigi/contrib/sqla.html#SQLAlchemyTarget.open" text:style-name="Internet_20_link" text:visited-style-name="Visited_20_Internet_20_Link"><text:span text:style-name="T31">[source]</text:span></text:a><text:a xlink:type="simple" xlink:href="https://luigi.readthedocs.io/en/latest/api/luigi.contrib.sqla.html#luigi.contrib.sqla.SQLAlchemyTarget.open" text:style-name="Internet_20_link" text:visited-style-name="Visited_20_Internet_20_Link"><text:span text:style-name="T1">¶</text:span></text:a><text:span text:style-name="T11"> </text:span></text:p>
      <text:p text:style-name="P4"><text:bookmark text:name="luigi.contrib.sqla.CopyToTable"/><text:span text:style-name="Emphasis"><text:span text:style-name="T13">class </text:span></text:span><text:span text:style-name="Source_20_Text"><text:span text:style-name="T30">luigi.contrib.sqla.CopyToTable</text:span></text:span><text:span text:style-name="T12">(</text:span><text:span text:style-name="Emphasis"><text:span text:style-name="T12">*args</text:span></text:span><text:span text:style-name="T5">, </text:span><text:span text:style-name="Emphasis"><text:span text:style-name="T12">**kwargs</text:span></text:span><text:span text:style-name="T12">)</text:span><text:a xlink:type="simple" xlink:href="https://luigi.readthedocs.io/en/latest/_modules/luigi/contrib/sqla.html#CopyToTable" text:style-name="Internet_20_link" text:visited-style-name="Visited_20_Internet_20_Link"><text:span text:style-name="T31">[source]</text:span></text:a><text:a xlink:type="simple" xlink:href="https://luigi.readthedocs.io/en/latest/api/luigi.contrib.sqla.html#luigi.contrib.sqla.CopyToTable" text:style-name="Internet_20_link" text:visited-style-name="Visited_20_Internet_20_Link"><text:span text:style-name="T1">¶</text:span></text:a><text:span text:style-name="T3"> </text:span></text:p>
      <text:p text:style-name="P13"><text:span text:style-name="T14">Bases: </text:span><text:a xlink:type="simple" xlink:href="https://luigi.readthedocs.io/en/latest/api/luigi.task.html#luigi.task.Task" text:style-name="Internet_20_link" text:visited-style-name="Visited_20_Internet_20_Link"><text:span text:style-name="Source_20_Text"><text:span text:style-name="T15">luigi.task.Task</text:span></text:span></text:a></text:p>
      <text:p text:style-name="P14">An abstract task for inserting a data set into SQLAlchemy RDBMS</text:p>
      <text:p text:style-name="P14">Usage:</text:p>
      <text:list xml:id="list3789828120" text:style-name="L2">
        <text:list-item>
          <text:p text:style-name="P21"><text:span text:style-name="T11">subclass and override the required </text:span><text:span text:style-name="Citation"><text:span text:style-name="T11">connection_string</text:span></text:span><text:span text:style-name="T11">, </text:span><text:span text:style-name="Citation"><text:span text:style-name="T11">table</text:span></text:span><text:span text:style-name="T11"> and </text:span><text:span text:style-name="Citation"><text:span text:style-name="T11">columns</text:span></text:span><text:span text:style-name="T11"> attributes. </text:span></text:p>
        </text:list-item>
        <text:list-item>
          <text:p text:style-name="P21"><text:span text:style-name="T11">optionally override the </text:span><text:span text:style-name="Citation"><text:span text:style-name="T11">schema</text:span></text:span><text:span text:style-name="T11"> attribute to use a different schema for the target table. </text:span></text:p>
        </text:list-item>
      </text:list>
      <text:p text:style-name="P10"><text:bookmark text:name="luigi.contrib.sqla.CopyToTable.echo"/><text:span text:style-name="Source_20_Text"><text:span text:style-name="T30">echo</text:span></text:span><text:span text:style-name="Emphasis"><text:span text:style-name="T13"> = False</text:span></text:span><text:a xlink:type="simple" xlink:href="https://luigi.readthedocs.io/en/latest/api/luigi.contrib.sqla.html#luigi.contrib.sqla.CopyToTable.echo" text:style-name="Internet_20_link" text:visited-style-name="Visited_20_Internet_20_Link"><text:span text:style-name="T1">¶</text:span></text:a><text:span text:style-name="T11"> </text:span></text:p>
      <text:p text:style-name="P10"><text:bookmark text:name="luigi.contrib.sqla.CopyToTable.connect_args"/><text:span text:style-name="Source_20_Text"><text:span text:style-name="T30">connect_args</text:span></text:span><text:span text:style-name="Emphasis"><text:span text:style-name="T13"> = {}</text:span></text:span><text:a xlink:type="simple" xlink:href="https://luigi.readthedocs.io/en/latest/api/luigi.contrib.sqla.html#luigi.contrib.sqla.CopyToTable.connect_args" text:style-name="Internet_20_link" text:visited-style-name="Visited_20_Internet_20_Link"><text:span text:style-name="T1">¶</text:span></text:a><text:span text:style-name="T11"> </text:span></text:p>
      <text:p text:style-name="P10"><text:bookmark text:name="luigi.contrib.sqla.CopyToTable.connection_string"/><text:span text:style-name="Source_20_Text"><text:span text:style-name="T30">connection_string</text:span></text:span><text:a xlink:type="simple" xlink:href="https://luigi.readthedocs.io/en/latest/api/luigi.contrib.sqla.html#luigi.contrib.sqla.CopyToTable.connection_string" text:style-name="Internet_20_link" text:visited-style-name="Visited_20_Internet_20_Link"><text:span text:style-name="T1">¶</text:span></text:a><text:span text:style-name="T11"> </text:span></text:p>
      <text:p text:style-name="P11"><text:bookmark text:name="luigi.contrib.sqla.CopyToTable.table"/><text:span text:style-name="Source_20_Text"><text:span text:style-name="T30">table</text:span></text:span></text:p>
      <text:p text:style-name="P5"><text:bookmark text:name="luigi.contrib.sqla.CopyToTable.columns"/><text:span text:style-name="Source_20_Text"><text:span text:style-name="T30">columns</text:span></text:span><text:span text:style-name="Emphasis"><text:span text:style-name="T13"> = []</text:span></text:span><text:a xlink:type="simple" xlink:href="https://luigi.readthedocs.io/en/latest/api/luigi.contrib.sqla.html#luigi.contrib.sqla.CopyToTable.columns" text:style-name="Internet_20_link" text:visited-style-name="Visited_20_Internet_20_Link"><text:span text:style-name="T1">¶</text:span></text:a><text:span text:style-name="T3"> </text:span></text:p>
      <text:p text:style-name="P5"><text:bookmark text:name="luigi.contrib.sqla.CopyToTable.schema"/><text:span text:style-name="Source_20_Text"><text:span text:style-name="T30">schema</text:span></text:span><text:span text:style-name="Emphasis"><text:span text:style-name="T13"> = ''</text:span></text:span><text:a xlink:type="simple" xlink:href="https://luigi.readthedocs.io/en/latest/api/luigi.contrib.sqla.html#luigi.contrib.sqla.CopyToTable.schema" text:style-name="Internet_20_link" text:visited-style-name="Visited_20_Internet_20_Link"><text:span text:style-name="T1">¶</text:span></text:a><text:span text:style-name="T3"> </text:span></text:p>
      <text:p text:style-name="P5"><text:bookmark text:name="luigi.contrib.sqla.CopyToTable.column_separator"/><text:span text:style-name="Source_20_Text"><text:span text:style-name="T30">column_separator</text:span></text:span><text:span text:style-name="Emphasis"><text:span text:style-name="T13"> = '\t'</text:span></text:span><text:a xlink:type="simple" xlink:href="https://luigi.readthedocs.io/en/latest/api/luigi.contrib.sqla.html#luigi.contrib.sqla.CopyToTable.column_separator" text:style-name="Internet_20_link" text:visited-style-name="Visited_20_Internet_20_Link"><text:span text:style-name="T1">¶</text:span></text:a><text:span text:style-name="T3"> </text:span></text:p>
      <text:p text:style-name="P5"><text:bookmark text:name="luigi.contrib.sqla.CopyToTable.chunk_size"/><text:span text:style-name="Source_20_Text"><text:span text:style-name="T30">chunk_size</text:span></text:span><text:span text:style-name="Emphasis"><text:span text:style-name="T13"> = 5000</text:span></text:span><text:a xlink:type="simple" xlink:href="https://luigi.readthedocs.io/en/latest/api/luigi.contrib.sqla.html#luigi.contrib.sqla.CopyToTable.chunk_size" text:style-name="Internet_20_link" text:visited-style-name="Visited_20_Internet_20_Link"><text:span text:style-name="T1">¶</text:span></text:a><text:span text:style-name="T3"> </text:span></text:p>
      <text:p text:style-name="P5"><text:bookmark text:name="luigi.contrib.sqla.CopyToTable.reflect"/><text:span text:style-name="Source_20_Text"><text:span text:style-name="T30">reflect</text:span></text:span><text:span text:style-name="Emphasis"><text:span text:style-name="T13"> = False</text:span></text:span><text:a xlink:type="simple" xlink:href="https://luigi.readthedocs.io/en/latest/api/luigi.contrib.sqla.html#luigi.contrib.sqla.CopyToTable.reflect" text:style-name="Internet_20_link" text:visited-style-name="Visited_20_Internet_20_Link"><text:span text:style-name="T1">¶</text:span></text:a><text:span text:style-name="T3"> </text:span></text:p>
      <text:p text:style-name="P5"><text:bookmark text:name="luigi.contrib.sqla.CopyToTable.create_table"/><text:span text:style-name="Source_20_Text"><text:span text:style-name="T30">create_table</text:span></text:span><text:span text:style-name="T12">(</text:span><text:span text:style-name="Emphasis"><text:span text:style-name="T12">engine</text:span></text:span><text:span text:style-name="T12">)</text:span><text:a xlink:type="simple" xlink:href="https://luigi.readthedocs.io/en/latest/_modules/luigi/contrib/sqla.html#CopyToTable.create_table" text:style-name="Internet_20_link" text:visited-style-name="Visited_20_Internet_20_Link"><text:span text:style-name="T31">[source]</text:span></text:a><text:a xlink:type="simple" xlink:href="https://luigi.readthedocs.io/en/latest/api/luigi.contrib.sqla.html#luigi.contrib.sqla.CopyToTable.create_table" text:style-name="Internet_20_link" text:visited-style-name="Visited_20_Internet_20_Link"><text:span text:style-name="T1">¶</text:span></text:a><text:span text:style-name="T3"> </text:span></text:p>
      <text:p text:style-name="P14">Override to provide code for creating the target table.</text:p>
      <text:p text:style-name="P14">By default it will be created using types specified in columns. If the table exists, then it binds to the existing table.</text:p>
      <text:p text:style-name="P14"><text:soft-page-break/>If overridden, use the provided connection object for setting up the table in order to create the table and insert data using the same transaction. :param engine: The</text:p>
      <text:p text:style-name="P14">sqlalchemy engine instance :type engine: object</text:p>
      <text:p text:style-name="P5"><text:bookmark text:name="luigi.contrib.sqla.CopyToTable.update_id"/><text:span text:style-name="Source_20_Text"><text:span text:style-name="T30">update_id</text:span></text:span><text:span text:style-name="T12">()</text:span><text:a xlink:type="simple" xlink:href="https://luigi.readthedocs.io/en/latest/_modules/luigi/contrib/sqla.html#CopyToTable.update_id" text:style-name="Internet_20_link" text:visited-style-name="Visited_20_Internet_20_Link"><text:span text:style-name="T31">[source]</text:span></text:a><text:a xlink:type="simple" xlink:href="https://luigi.readthedocs.io/en/latest/api/luigi.contrib.sqla.html#luigi.contrib.sqla.CopyToTable.update_id" text:style-name="Internet_20_link" text:visited-style-name="Visited_20_Internet_20_Link"><text:span text:style-name="T1">¶</text:span></text:a><text:span text:style-name="T3"> </text:span></text:p>
      <text:p text:style-name="P14">This update id will be a unique identifier for this insert on this table.</text:p>
      <text:p text:style-name="P5"><text:bookmark text:name="luigi.contrib.sqla.CopyToTable.output"/><text:span text:style-name="Source_20_Text"><text:span text:style-name="T30">output</text:span></text:span><text:span text:style-name="T12">()</text:span><text:a xlink:type="simple" xlink:href="https://luigi.readthedocs.io/en/latest/_modules/luigi/contrib/sqla.html#CopyToTable.output" text:style-name="Internet_20_link" text:visited-style-name="Visited_20_Internet_20_Link"><text:span text:style-name="T31">[source]</text:span></text:a><text:a xlink:type="simple" xlink:href="https://luigi.readthedocs.io/en/latest/api/luigi.contrib.sqla.html#luigi.contrib.sqla.CopyToTable.output" text:style-name="Internet_20_link" text:visited-style-name="Visited_20_Internet_20_Link"><text:span text:style-name="T1">¶</text:span></text:a><text:span text:style-name="T3"> </text:span></text:p>
      <text:p text:style-name="P14">The output that this Task produces.</text:p>
      <text:p text:style-name="P13"><text:span text:style-name="T14">The output of the Task determines if the Task needs to be run–the task is considered finished iff the outputs all exist. Subclasses should override this method to return a single </text:span><text:span text:style-name="Source_20_Text"><text:span text:style-name="T18">Target</text:span></text:span><text:span text:style-name="T14"> or a list of </text:span><text:span text:style-name="Source_20_Text"><text:span text:style-name="T18">Target</text:span></text:span><text:span text:style-name="T14"> instances.</text:span></text:p>
      <text:p text:style-name="P12"><text:span text:style-name="T33">Implementation note</text:span> </text:p>
      <text:p text:style-name="P16">If running multiple workers, the output must be a resource that is accessible by all workers, such as a DFS or database. Otherwise, workers might compute the same output since they don’t see the work done by other workers. </text:p>
      <text:p text:style-name="P13"><text:span text:style-name="T14">See </text:span><text:a xlink:type="simple" xlink:href="https://luigi.readthedocs.io/en/latest/tasks.html#task-output" text:style-name="Internet_20_link" text:visited-style-name="Visited_20_Internet_20_Link"><text:span text:style-name="T16">Task.output</text:span></text:a></text:p>
      <text:p text:style-name="P5"><text:bookmark text:name="luigi.contrib.sqla.CopyToTable.rows"/><text:span text:style-name="Source_20_Text"><text:span text:style-name="T30">rows</text:span></text:span><text:span text:style-name="T12">()</text:span><text:a xlink:type="simple" xlink:href="https://luigi.readthedocs.io/en/latest/_modules/luigi/contrib/sqla.html#CopyToTable.rows" text:style-name="Internet_20_link" text:visited-style-name="Visited_20_Internet_20_Link"><text:span text:style-name="T31">[source]</text:span></text:a><text:a xlink:type="simple" xlink:href="https://luigi.readthedocs.io/en/latest/api/luigi.contrib.sqla.html#luigi.contrib.sqla.CopyToTable.rows" text:style-name="Internet_20_link" text:visited-style-name="Visited_20_Internet_20_Link"><text:span text:style-name="T1">¶</text:span></text:a><text:span text:style-name="T3"> </text:span></text:p>
      <text:p text:style-name="P14">Return/yield tuples or lists corresponding to each row to be inserted.</text:p>
      <text:p text:style-name="P14">This method can be overridden for custom file types or formats.</text:p>
      <text:p text:style-name="P5"><text:bookmark text:name="luigi.contrib.sqla.CopyToTable.run"/><text:span text:style-name="Source_20_Text"><text:span text:style-name="T30">run</text:span></text:span><text:span text:style-name="T12">()</text:span><text:a xlink:type="simple" xlink:href="https://luigi.readthedocs.io/en/latest/_modules/luigi/contrib/sqla.html#CopyToTable.run" text:style-name="Internet_20_link" text:visited-style-name="Visited_20_Internet_20_Link"><text:span text:style-name="T31">[source]</text:span></text:a><text:a xlink:type="simple" xlink:href="https://luigi.readthedocs.io/en/latest/api/luigi.contrib.sqla.html#luigi.contrib.sqla.CopyToTable.run" text:style-name="Internet_20_link" text:visited-style-name="Visited_20_Internet_20_Link"><text:span text:style-name="T1">¶</text:span></text:a><text:span text:style-name="T3"> </text:span></text:p>
      <text:p text:style-name="P14">The task run method, to be overridden in a subclass.</text:p>
      <text:p text:style-name="P13"><text:span text:style-name="T14">See </text:span><text:a xlink:type="simple" xlink:href="https://luigi.readthedocs.io/en/latest/tasks.html#task-run" text:style-name="Internet_20_link" text:visited-style-name="Visited_20_Internet_20_Link"><text:span text:style-name="T16">Task.run</text:span></text:a></text:p>
      <text:p text:style-name="P5"><text:bookmark text:name="luigi.contrib.sqla.CopyToTable.copy"/><text:span text:style-name="Source_20_Text"><text:span text:style-name="T30">copy</text:span></text:span><text:span text:style-name="T12">(</text:span><text:span text:style-name="Emphasis"><text:span text:style-name="T12">conn</text:span></text:span><text:span text:style-name="T32">, </text:span><text:span text:style-name="Emphasis"><text:span text:style-name="T12">ins_rows</text:span></text:span><text:span text:style-name="T32">, </text:span><text:span text:style-name="Emphasis"><text:span text:style-name="T12">table_bound</text:span></text:span><text:span text:style-name="T12">)</text:span><text:a xlink:type="simple" xlink:href="https://luigi.readthedocs.io/en/latest/_modules/luigi/contrib/sqla.html#CopyToTable.copy" text:style-name="Internet_20_link" text:visited-style-name="Visited_20_Internet_20_Link"><text:span text:style-name="T31">[source]</text:span></text:a><text:a xlink:type="simple" xlink:href="https://luigi.readthedocs.io/en/latest/api/luigi.contrib.sqla.html#luigi.contrib.sqla.CopyToTable.copy" text:style-name="Internet_20_link" text:visited-style-name="Visited_20_Internet_20_Link"><text:span text:style-name="T1">¶</text:span></text:a><text:span text:style-name="T3"> </text:span></text:p>
      <text:p text:style-name="P14">This method does the actual insertion of the rows of data given by ins_rows into the database. A task that needs row updates instead of insertions should overload this method. :param conn: The sqlalchemy connection object :param ins_rows: The dictionary of rows with the keys in the format _&lt;column_name&gt;. For example if you have a table with a column name “property”, then the key in the dictionary would be <text:soft-page-break/>“_property”. This format is consistent with the bindparam usage in sqlalchemy. :param table_bound: The object referring to the table :return:</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Menlo, Monaco, Consolas, quot"/>
    <style:font-face style:name="inherit" svg:font-family="inherit"/>
    <style:font-face style:name="quot" svg:font-family="quo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08:02:48.741000000</meta:creation-date>
    <meta:editing-duration>PT5M14S</meta:editing-duration>
    <meta:editing-cycles>2</meta:editing-cycles>
    <meta:generator>LibreOffice/6.2.0.3$Windows_X86_64 LibreOffice_project/98c6a8a1c6c7b144ce3cc729e34964b47ce25d62</meta:generator>
    <dc:date>2019-04-23T08:03:59.154000000</dc:date>
    <meta:document-statistic meta:table-count="1" meta:image-count="0" meta:object-count="0" meta:page-count="6" meta:paragraph-count="134" meta:word-count="1078" meta:character-count="7412" meta:non-whitespace-character-count="6212"/>
  </office:meta>
</office:document-meta>
</file>